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72" draw:stroke="solid" svg:stroke-width="0.00694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.81076in" fo:margin-right="0in" fo:text-indent="-0.3107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81076in" fo:margin-right="0in" fo:text-indent="-0.3107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.81076in" fo:margin-right="0in" fo:text-indent="-0.3107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.8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.8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81076in" fo:margin-right="0in" fo:text-indent="-0.3107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.8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.8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8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68" draw:stroke="solid" svg:stroke-width="0.00694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3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top" draw:textarea-horizontal-align="center" draw:fill="solid" draw:fill-color="#ffff00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23" draw:stroke="solid" svg:stroke-width="0.00694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.81076in" fo:margin-right="0in" fo:text-indent="-0.3107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.81076in" fo:margin-right="0in" fo:text-indent="-0.3107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0.81076in" fo:margin-right="0in" fo:text-indent="-0.3107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.81076in" fo:margin-right="0in" fo:text-indent="-0.3107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.81076in" fo:margin-right="0in" fo:text-indent="-0.3107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81076in" fo:margin-right="0in" fo:text-indent="-0.3107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81076in" fo:margin-right="0in" fo:text-indent="-0.3107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6">
      <text:list-level-style-bullet text:level="1" text:bullet-char="u">
        <style:list-level-properties text:space-before="0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75in"/>
        <style:text-properties fo:color="#ed7d31" fo:font-family="Wingdings 3" style:font-family-generic="roman" style:font-pitch="variable" fo:font-size="70%"/>
      </text:list-level-style-bullet>
    </text:list-style>
    <text:list-style style:name="a382">
      <text:list-level-style-bullet text:level="1" text:bullet-char="u">
        <style:list-level-properties text:space-before="0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75in"/>
        <style:text-properties fo:color="#ed7d31" fo:font-family="Wingdings 3" style:font-family-generic="roman" style:font-pitch="variable" fo:font-size="70%"/>
      </text:list-level-style-bullet>
    </text:list-style>
    <text:list-style style:name="a506">
      <text:list-level-style-bullet text:level="1" text:bullet-char="u">
        <style:list-level-properties text:space-before="0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1076in"/>
        <style:text-properties fo:color="#ed7d31" fo:font-family="Wingdings 3" style:font-family-generic="roman" style:font-pitch="variable" fo:font-size="70%"/>
      </text:list-level-style-bullet>
    </text:list-style>
    <text:list-style style:name="a433">
      <text:list-level-style-bullet text:level="1" text:bullet-char="u">
        <style:list-level-properties text:space-before="0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75in"/>
        <style:text-properties fo:color="#ed7d31" fo:font-family="Wingdings 3" style:font-family-generic="roman" style:font-pitch="variable" fo:font-size="70%"/>
      </text:list-level-style-bullet>
    </text:list-style>
    <text:list-style style:name="a459">
      <text:list-level-style-bullet text:level="1" text:bullet-char="u">
        <style:list-level-properties text:space-before="0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75in"/>
        <style:text-properties fo:color="#ed7d31" fo:font-family="Wingdings 3" style:font-family-generic="roman" style:font-pitch="variable" fo:font-size="70%"/>
      </text:list-level-style-bullet>
    </text:list-style>
    <text:list-style style:name="a386">
      <text:list-level-style-bullet text:level="1" text:bullet-char="u">
        <style:list-level-properties text:space-before="0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1076in"/>
        <style:text-properties fo:color="#ed7d31" fo:font-family="Wingdings 3" style:font-family-generic="roman" style:font-pitch="variable" fo:font-size="70%"/>
      </text:list-level-style-bullet>
    </text:list-style>
    <text:list-style style:name="a509">
      <text:list-level-style-bullet text:level="1" text:bullet-char="u">
        <style:list-level-properties text:space-before="0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1076in"/>
        <style:text-properties fo:color="#ed7d31" fo:font-family="Wingdings 3" style:font-family-generic="roman" style:font-pitch="variable" fo:font-size="70%"/>
      </text:list-level-style-bullet>
    </text:list-style>
    <text:list-style style:name="a436">
      <text:list-level-style-bullet text:level="1" text:bullet-char="u">
        <style:list-level-properties text:space-before="0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1076in"/>
        <style:text-properties fo:color="#ed7d31" fo:font-family="Wingdings 3" style:font-family-generic="roman" style:font-pitch="variable" fo:font-size="70%"/>
      </text:list-level-style-bullet>
    </text:list-style>
    <text:list-style style:name="a411">
      <text:list-level-style-bullet text:level="1" text:bullet-char="u">
        <style:list-level-properties text:space-before="0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75in"/>
        <style:text-properties fo:color="#ed7d31" fo:font-family="Wingdings 3" style:font-family-generic="roman" style:font-pitch="variable" fo:font-size="70%"/>
      </text:list-level-style-bullet>
    </text:list-style>
    <text:list-style style:name="a415">
      <text:list-level-style-bullet text:level="1" text:bullet-char="u">
        <style:list-level-properties text:space-before="0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75in"/>
        <style:text-properties fo:color="#ed7d31" fo:font-family="Wingdings 3" style:font-family-generic="roman" style:font-pitch="variable" fo:font-size="70%"/>
      </text:list-level-style-bullet>
    </text:list-style>
    <text:list-style style:name="a418">
      <text:list-level-style-bullet text:level="1" text:bullet-char="u">
        <style:list-level-properties text:space-before="0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75in"/>
        <style:text-properties fo:color="#ed7d31" fo:font-family="Wingdings 3" style:font-family-generic="roman" style:font-pitch="variable" fo:font-size="70%"/>
      </text:list-level-style-bullet>
    </text:list-style>
    <text:list-style style:name="a571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574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551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481">
      <text:list-level-style-bullet text:level="1" text:bullet-char="u">
        <style:list-level-properties text:space-before="0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1076in"/>
        <style:text-properties fo:color="#ed7d31" fo:font-family="Wingdings 3" style:font-family-generic="roman" style:font-pitch="variable" fo:font-size="70%"/>
      </text:list-level-style-bullet>
    </text:list-style>
    <text:list-style style:name="a530">
      <text:list-level-style-bullet text:level="1" text:bullet-char="u">
        <style:list-level-properties text:space-before="0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75in"/>
        <style:text-properties fo:color="#ed7d31" fo:font-family="Wingdings 3" style:font-family-generic="roman" style:font-pitch="variable" fo:font-size="70%"/>
      </text:list-level-style-bullet>
    </text:list-style>
    <text:list-style style:name="a557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484">
      <text:list-level-style-bullet text:level="1" text:bullet-char="u">
        <style:list-level-properties text:space-before="0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1076in"/>
        <style:text-properties fo:color="#ed7d31" fo:font-family="Wingdings 3" style:font-family-generic="roman" style:font-pitch="variable" fo:font-size="70%"/>
      </text:list-level-style-bullet>
    </text:list-style>
    <text:list-style style:name="a512">
      <text:list-level-style-bullet text:level="1" text:bullet-char="u">
        <style:list-level-properties text:space-before="0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75in"/>
        <style:text-properties fo:color="#ed7d31" fo:font-family="Wingdings 3" style:font-family-generic="roman" style:font-pitch="variable" fo:font-size="70%"/>
      </text:list-level-style-bullet>
    </text:list-style>
    <text:list-style style:name="a463">
      <text:list-level-style-bullet text:level="1" text:bullet-char="u">
        <style:list-level-properties text:space-before="0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75in"/>
        <style:text-properties fo:color="#ed7d31" fo:font-family="Wingdings 3" style:font-family-generic="roman" style:font-pitch="variable" fo:font-size="70%"/>
      </text:list-level-style-bullet>
    </text:list-style>
    <text:list-style style:name="a488">
      <text:list-level-style-bullet text:level="1" text:bullet-char="u">
        <style:list-level-properties text:space-before="0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75in"/>
        <style:text-properties fo:color="#ed7d31" fo:font-family="Wingdings 3" style:font-family-generic="roman" style:font-pitch="variable" fo:font-size="70%"/>
      </text:list-level-style-bullet>
    </text:list-style>
    <text:list-style style:name="a390">
      <text:list-level-style-bullet text:level="1" text:bullet-char="u">
        <style:list-level-properties text:space-before="0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1076in"/>
        <style:text-properties fo:color="#ed7d31" fo:font-family="Wingdings 3" style:font-family-generic="roman" style:font-pitch="variable" fo:font-size="70%"/>
      </text:list-level-style-bullet>
    </text:list-style>
    <text:list-style style:name="a440">
      <text:list-level-style-bullet text:level="1" text:bullet-char="u">
        <style:list-level-properties text:space-before="0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1076in"/>
        <style:text-properties fo:color="#ed7d31" fo:font-family="Wingdings 3" style:font-family-generic="roman" style:font-pitch="variable" fo:font-size="70%"/>
      </text:list-level-style-bullet>
    </text:list-style>
    <text:list-style style:name="a515">
      <text:list-level-style-bullet text:level="1" text:bullet-char="u">
        <style:list-level-properties text:space-before="0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75in"/>
        <style:text-properties fo:color="#ed7d31" fo:font-family="Wingdings 3" style:font-family-generic="roman" style:font-pitch="variable" fo:font-size="70%"/>
      </text:list-level-style-bullet>
    </text:list-style>
    <text:list-style style:name="a393">
      <text:list-level-style-bullet text:level="1" text:bullet-char="u">
        <style:list-level-properties text:space-before="0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1076in"/>
        <style:text-properties fo:color="#ed7d31" fo:font-family="Wingdings 3" style:font-family-generic="roman" style:font-pitch="variable" fo:font-size="70%"/>
      </text:list-level-style-bullet>
    </text:list-style>
    <text:list-style style:name="a444">
      <text:list-level-style-bullet text:level="1" text:bullet-char="u">
        <style:list-level-properties text:space-before="0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1076in"/>
        <style:text-properties fo:color="#ed7d31" fo:font-family="Wingdings 3" style:font-family-generic="roman" style:font-pitch="variable" fo:font-size="70%"/>
      </text:list-level-style-bullet>
    </text:list-style>
    <text:list-style style:name="a518">
      <text:list-level-style-bullet text:level="1" text:bullet-char="u">
        <style:list-level-properties text:space-before="0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75in"/>
        <style:text-properties fo:color="#ed7d31" fo:font-family="Wingdings 3" style:font-family-generic="roman" style:font-pitch="variable" fo:font-size="70%"/>
      </text:list-level-style-bullet>
    </text:list-style>
    <text:list-style style:name="a396">
      <text:list-level-style-bullet text:level="1" text:bullet-char="u">
        <style:list-level-properties text:space-before="0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75in"/>
        <style:text-properties fo:color="#ed7d31" fo:font-family="Wingdings 3" style:font-family-generic="roman" style:font-pitch="variable" fo:font-size="70%"/>
      </text:list-level-style-bullet>
    </text:list-style>
    <text:list-style style:name="a447">
      <text:list-level-style-bullet text:level="1" text:bullet-char="u">
        <style:list-level-properties text:space-before="0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75in"/>
        <style:text-properties fo:color="#ed7d31" fo:font-family="Wingdings 3" style:font-family-generic="roman" style:font-pitch="variable" fo:font-size="70%"/>
      </text:list-level-style-bullet>
    </text:list-style>
    <text:list-style style:name="a399">
      <text:list-level-style-bullet text:level="1" text:bullet-char="u">
        <style:list-level-properties text:space-before="0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75in"/>
        <style:text-properties fo:color="#ed7d31" fo:font-family="Wingdings 3" style:font-family-generic="roman" style:font-pitch="variable" fo:font-size="70%"/>
      </text:list-level-style-bullet>
    </text:list-style>
    <text:list-style style:name="a376">
      <text:list-level-style-bullet text:level="1" text:bullet-char="u">
        <style:list-level-properties text:space-before="0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75in"/>
        <style:text-properties fo:color="#ed7d31" fo:font-family="Wingdings 3" style:font-family-generic="roman" style:font-pitch="variable" fo:font-size="70%"/>
      </text:list-level-style-bullet>
    </text:list-style>
    <text:list-style style:name="a402">
      <text:list-level-style-bullet text:level="1" text:bullet-char="u">
        <style:list-level-properties text:space-before="0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75in"/>
        <style:text-properties fo:color="#ed7d31" fo:font-family="Wingdings 3" style:font-family-generic="roman" style:font-pitch="variable" fo:font-size="70%"/>
      </text:list-level-style-bullet>
    </text:list-style>
    <text:list-style style:name="a427">
      <text:list-level-style-bullet text:level="1" text:bullet-char="u">
        <style:list-level-properties text:space-before="0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75in"/>
        <style:text-properties fo:color="#ed7d31" fo:font-family="Wingdings 3" style:font-family-generic="roman" style:font-pitch="variable" fo:font-size="70%"/>
      </text:list-level-style-bullet>
    </text:list-style>
    <text:list-style style:name="a379">
      <text:list-level-style-bullet text:level="1" text:bullet-char="u">
        <style:list-level-properties text:space-before="0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75in"/>
        <style:text-properties fo:color="#ed7d31" fo:font-family="Wingdings 3" style:font-family-generic="roman" style:font-pitch="variable" fo:font-size="70%"/>
      </text:list-level-style-bullet>
    </text:list-style>
    <text:list-style style:name="a405">
      <text:list-level-style-bullet text:level="1" text:bullet-char="u">
        <style:list-level-properties text:space-before="0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75in"/>
        <style:text-properties fo:color="#ed7d31" fo:font-family="Wingdings 3" style:font-family-generic="roman" style:font-pitch="variable" fo:font-size="70%"/>
      </text:list-level-style-bullet>
    </text:list-style>
    <text:list-style style:name="a408">
      <text:list-level-style-bullet text:level="1" text:bullet-char="u">
        <style:list-level-properties text:space-before="0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75in"/>
        <style:text-properties fo:color="#ed7d31" fo:font-family="Wingdings 3" style:font-family-generic="roman" style:font-pitch="variable" fo:font-size="70%"/>
      </text:list-level-style-bullet>
    </text:list-style>
    <text:list-style style:name="a560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491">
      <text:list-level-style-bullet text:level="1" text:bullet-char="u">
        <style:list-level-properties text:space-before="0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75in"/>
        <style:text-properties fo:color="#ed7d31" fo:font-family="Wingdings 3" style:font-family-generic="roman" style:font-pitch="variable" fo:font-size="70%"/>
      </text:list-level-style-bullet>
    </text:list-style>
    <text:list-style style:name="a565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494">
      <text:list-level-style-bullet text:level="1" text:bullet-char="u">
        <style:list-level-properties text:space-before="0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75in"/>
        <style:text-properties fo:color="#ed7d31" fo:font-family="Wingdings 3" style:font-family-generic="roman" style:font-pitch="variable" fo:font-size="70%"/>
      </text:list-level-style-bullet>
    </text:list-style>
    <text:list-style style:name="a568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545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497">
      <text:list-level-style-bullet text:level="1" text:bullet-char="u">
        <style:list-level-properties text:space-before="0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75in"/>
        <style:text-properties fo:color="#ed7d31" fo:font-family="Wingdings 3" style:font-family-generic="roman" style:font-pitch="variable" fo:font-size="70%"/>
      </text:list-level-style-bullet>
    </text:list-style>
    <text:list-style style:name="a521">
      <text:list-level-style-bullet text:level="1" text:bullet-char="u">
        <style:list-level-properties text:space-before="0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75in"/>
        <style:text-properties fo:color="#ed7d31" fo:font-family="Wingdings 3" style:font-family-generic="roman" style:font-pitch="variable" fo:font-size="70%"/>
      </text:list-level-style-bullet>
    </text:list-style>
    <text:list-style style:name="a472">
      <text:list-level-style-bullet text:level="1" text:bullet-char="u">
        <style:list-level-properties text:space-before="0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75in"/>
        <style:text-properties fo:color="#ed7d31" fo:font-family="Wingdings 3" style:font-family-generic="roman" style:font-pitch="variable" fo:font-size="70%"/>
      </text:list-level-style-bullet>
    </text:list-style>
    <text:list-style style:name="a548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524">
      <text:list-level-style-bullet text:level="1" text:bullet-char="u">
        <style:list-level-properties text:space-before="0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75in"/>
        <style:text-properties fo:color="#ed7d31" fo:font-family="Wingdings 3" style:font-family-generic="roman" style:font-pitch="variable" fo:font-size="70%"/>
      </text:list-level-style-bullet>
    </text:list-style>
    <text:list-style style:name="a450">
      <text:list-level-style-bullet text:level="1" text:bullet-char="u">
        <style:list-level-properties text:space-before="0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75in"/>
        <style:text-properties fo:color="#ed7d31" fo:font-family="Wingdings 3" style:font-family-generic="roman" style:font-pitch="variable" fo:font-size="70%"/>
      </text:list-level-style-bullet>
    </text:list-style>
    <text:list-style style:name="a475">
      <text:list-level-style-bullet text:level="1" text:bullet-char="u">
        <style:list-level-properties text:space-before="0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75in"/>
        <style:text-properties fo:color="#ed7d31" fo:font-family="Wingdings 3" style:font-family-generic="roman" style:font-pitch="variable" fo:font-size="70%"/>
      </text:list-level-style-bullet>
    </text:list-style>
    <text:list-style style:name="a500">
      <text:list-level-style-bullet text:level="1" text:bullet-char="u">
        <style:list-level-properties text:space-before="0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75in"/>
        <style:text-properties fo:color="#ed7d31" fo:font-family="Wingdings 3" style:font-family-generic="roman" style:font-pitch="variable" fo:font-size="70%"/>
      </text:list-level-style-bullet>
    </text:list-style>
    <text:list-style style:name="a527">
      <text:list-level-style-bullet text:level="1" text:bullet-char="u">
        <style:list-level-properties text:space-before="0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75in"/>
        <style:text-properties fo:color="#ed7d31" fo:font-family="Wingdings 3" style:font-family-generic="roman" style:font-pitch="variable" fo:font-size="70%"/>
      </text:list-level-style-bullet>
    </text:list-style>
    <text:list-style style:name="a453">
      <text:list-level-style-bullet text:level="1" text:bullet-char="u">
        <style:list-level-properties text:space-before="0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75in"/>
        <style:text-properties fo:color="#ed7d31" fo:font-family="Wingdings 3" style:font-family-generic="roman" style:font-pitch="variable" fo:font-size="70%"/>
      </text:list-level-style-bullet>
    </text:list-style>
    <text:list-style style:name="a478">
      <text:list-level-style-bullet text:level="1" text:bullet-char="u">
        <style:list-level-properties text:space-before="0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75in"/>
        <style:text-properties fo:color="#ed7d31" fo:font-family="Wingdings 3" style:font-family-generic="roman" style:font-pitch="variable" fo:font-size="70%"/>
      </text:list-level-style-bullet>
    </text:list-style>
    <text:list-style style:name="a503">
      <text:list-level-style-bullet text:level="1" text:bullet-char="u">
        <style:list-level-properties text:space-before="0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1076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1076in"/>
        <style:text-properties fo:color="#ed7d31" fo:font-family="Wingdings 3" style:font-family-generic="roman" style:font-pitch="variable" fo:font-size="70%"/>
      </text:list-level-style-bullet>
    </text:list-style>
    <text:list-style style:name="a430">
      <text:list-level-style-bullet text:level="1" text:bullet-char="u">
        <style:list-level-properties text:space-before="0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2" text:bullet-char="u">
        <style:list-level-properties text:space-before="0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3" text:bullet-char="u">
        <style:list-level-properties text:space-before="1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4" text:bullet-char="u">
        <style:list-level-properties text:space-before="1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5" text:bullet-char="u">
        <style:list-level-properties text:space-before="2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6" text:bullet-char="u">
        <style:list-level-properties text:space-before="2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7" text:bullet-char="u">
        <style:list-level-properties text:space-before="3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8" text:bullet-char="u">
        <style:list-level-properties text:space-before="3.5in" text:min-label-width="0.375in"/>
        <style:text-properties fo:color="#ed7d31" fo:font-family="Wingdings 3" style:font-family-generic="roman" style:font-pitch="variable" fo:font-size="70%"/>
      </text:list-level-style-bullet>
      <text:list-level-style-bullet text:level="9" text:bullet-char="u">
        <style:list-level-properties text:space-before="4in" text:min-label-width="0.375in"/>
        <style:text-properties fo:color="#ed7d31" fo:font-family="Wingdings 3" style:font-family-generic="roman" style:font-pitch="variable" fo:font-size="70%"/>
      </text:list-level-style-bullet>
    </text:list-style>
  </office:automatic-styles>
  <office:body>
    <office:presentation>
      <draw:page draw:name="Slide7" draw:style-name="a356" draw:master-page-name="Master1-Layout5-twoTxTwoObj-Comparison" presentation:presentation-page-layout-name="Master1-PPL5" draw:id="Slide-262">
        <draw:frame draw:id="id63" presentation:style-name="a361" draw:name="Title 1" svg:x="0.9184in" svg:y="0.39931in" svg:width="11.5in" svg:height="0.68912in" presentation:class="title" presentation:placeholder="false">
          <draw:text-box>
            <text:p text:style-name="a360" text:class-names="" text:cond-style-name=""><text:span text:style-name="a357" text:class-names="">Overview: ArchiMate</text:span><text:span text:style-name="a358" text:class-names="">®<text:s text:c="1"/></text:span><text:span text:style-name="a359" text:class-names="">3.1 + BiZZdesign</text:span></text:p>
          </draw:text-box>
          <svg:title/>
          <svg:desc/>
        </draw:frame>
        <draw:frame draw:id="id64" presentation:style-name="a362" draw:name="Text Placeholder 4" svg:x="1.00293in" svg:y="1.08843in" svg:width="5.64062in" svg:height="0.90104in" presentation:class="outline" presentation:placeholder="true">
          <draw:text-box/>
          <svg:title/>
          <svg:desc/>
        </draw:frame>
        <draw:frame draw:id="id65" presentation:style-name="a363" draw:name="Content Placeholder 6" svg:x="1.00293in" svg:y="1.98947in" svg:width="5.64062in" svg:height="4.79314in" presentation:class="outline" presentation:placeholder="true">
          <draw:text-box/>
          <svg:title/>
          <svg:desc/>
        </draw:frame>
        <draw:frame draw:id="id66" presentation:style-name="a364" draw:name="Text Placeholder 7" svg:x="6.83453in" svg:y="1.08843in" svg:width="5.6684in" svg:height="0.90104in" presentation:class="outline" presentation:placeholder="true">
          <draw:text-box/>
          <svg:title/>
          <svg:desc/>
        </draw:frame>
        <draw:frame draw:id="id67" presentation:style-name="a365" draw:name="Content Placeholder 8" svg:x="6.83453in" svg:y="1.98947in" svg:width="5.6684in" svg:height="4.79314in" presentation:class="outline" presentation:placeholder="true">
          <draw:text-box/>
          <svg:title/>
          <svg:desc/>
        </draw:frame>
        <draw:frame draw:id="id68" draw:style-name="a368" draw:name="Tijdelijke aanduiding voor dianummer 5" svg:x="9.5012in" svg:y="6.20128in" svg:width="3in" svg:height="0.39931in">
          <draw:text-box>
            <text:p text:style-name="a367" text:class-names="" text:cond-style-name=""><text:span text:style-name="a366" text:class-names=""><text:page-number style:num-format="1" text:fixed="false"/></text:span></text:p>
          </draw:text-box>
          <svg:title/>
          <svg:desc/>
        </draw:frame>
        <draw:frame draw:id="id69" draw:style-name="a373" draw:name="Text Placeholder 13" svg:x="1.07086in" svg:y="1.20578in" svg:width="3.5437in" svg:height="0.69965in">
          <draw:text-box>
            <text:p text:style-name="a371" text:class-names="" text:cond-style-name=""><text:span text:style-name="a369" text:class-names="">Day 1 – Business Modeling</text:span><text:span text:style-name="a370" text:class-names=""/></text:p>
          </draw:text-box>
          <svg:title/>
          <svg:desc/>
        </draw:frame>
        <draw:frame draw:id="id70" draw:style-name="a419" draw:name="Content Placeholder 14" svg:x="1.0995in" svg:y="2.0893in" svg:width="3.5437in" svg:height="4.58896in">
          <draw:text-box>
            <text:list text:style-name="a376">
              <text:list-item>
                <text:p text:style-name="a375" text:class-names="" text:cond-style-name=""><text:span text:style-name="a374" text:class-names="">Introduction</text:span></text:p>
              </text:list-item>
            </text:list>
            <text:list text:style-name="a379">
              <text:list-item>
                <text:p text:style-name="a378" text:class-names="" text:cond-style-name=""><text:span text:style-name="a377" text:class-names="">Language structure</text:span></text:p>
              </text:list-item>
            </text:list>
            <text:list text:style-name="a382">
              <text:list-item>
                <text:p text:style-name="a381" text:class-names="" text:cond-style-name=""><text:span text:style-name="a380" text:class-names="">ArchiMate Layers (Elements + relations)</text:span></text:p>
              </text:list-item>
            </text:list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3" text:class-names="">Motivation</text:span><text:span text:style-name="a384" text:class-names=""/></text:p>
                  </text:list-item>
                </text:list>
              </text:list-item>
            </text:list>
            <text:list text:style-name="a390">
              <text:list-item>
                <text:list text:style-name="a390">
                  <text:list-item>
                    <text:p text:style-name="a389" text:class-names="" text:cond-style-name=""><text:span text:style-name="a387" text:class-names="">Strategy layer</text:span><text:span text:style-name="a388" text:class-names=""/></text:p>
                  </text:list-item>
                </text:list>
              </text:list-item>
            </text:list>
            <text:list text:style-name="a393">
              <text:list-item>
                <text:list text:style-name="a393">
                  <text:list-item>
                    <text:p text:style-name="a392" text:class-names="" text:cond-style-name=""><text:span text:style-name="a391" text:class-names="">Business</text:span></text:p>
                  </text:list-item>
                </text:list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>Cross layer dependencies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>Viewpoints</text:span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>=======================</text:span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>BiZZdesign Enterprise Studio</text:span></text:p>
              </text:list-item>
            </text:list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6" text:class-names="">Day 1: 1,2,3,4,8,16,19,24</text:span></text:p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p text:style-name="a410" text:class-names="" text:cond-style-name=""><text:span text:style-name="a409" text:class-names="">Day 2: 1, 14</text:span></text:p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2" text:class-names="">Day 3: 1</text:span><text:span text:style-name="a413" text:class-names=""/></text:p>
                  </text:list-item>
                </text:list>
              </text:list-item>
            </text:list>
            <text:list text:style-name="a418">
              <text:list-item>
                <text:p text:style-name="a417" text:class-names="" text:cond-style-name=""><text:span text:style-name="a416" text:class-names=""/></text:p>
              </text:list-item>
            </text:list>
          </draw:text-box>
          <svg:title/>
          <svg:desc/>
        </draw:frame>
        <draw:frame draw:id="id71" draw:style-name="a424" draw:name="Text Placeholder 13" svg:x="4.92741in" svg:y="1.19868in" svg:width="3.565in" svg:height="0.68912in">
          <draw:text-box>
            <text:p text:style-name="a422" text:class-names="" text:cond-style-name=""><text:span text:style-name="a420" text:class-names="">Day 2 – Technology Modeling</text:span><text:span text:style-name="a421" text:class-names=""/></text:p>
          </draw:text-box>
          <svg:title/>
          <svg:desc/>
        </draw:frame>
        <draw:frame draw:id="id72" draw:style-name="a464" draw:name="Content Placeholder 14" svg:x="4.95655in" svg:y="2.07008in" svg:width="3.565in" svg:height="4.58896in">
          <draw:text-box>
            <text:list text:style-name="a427">
              <text:list-item>
                <text:p text:style-name="a426" text:class-names="" text:cond-style-name=""><text:span text:style-name="a425" text:class-names="">HoriZZon Portal</text:span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>Viewpoint classification</text:span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>ArchiMate Layers (Elements + relations)</text:span></text:p>
              </text:list-item>
            </text:list>
            <text:list text:style-name="a436">
              <text:list-item>
                <text:list text:style-name="a436">
                  <text:list-item>
                    <text:p text:style-name="a435" text:class-names="" text:cond-style-name=""><text:span text:style-name="a434" text:class-names="">Application</text:span></text:p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p text:style-name="a439" text:class-names="" text:cond-style-name=""><text:span text:style-name="a437" text:class-names="">Technology</text:span><text:span text:style-name="a438" text:class-names=""/></text:p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p text:style-name="a443" text:class-names="" text:cond-style-name=""><text:span text:style-name="a441" text:class-names="">Physical layer</text:span><text:span text:style-name="a442" text:class-names=""/></text:p>
                  </text:list-item>
                </text:list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>Cross layer dependencies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Viewpoints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=======================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BiZZdesign Enterprise Studio</text:span></text:p>
              </text:list-item>
            </text:list>
            <text:list text:style-name="a459">
              <text:list-item>
                <text:list text:style-name="a459">
                  <text:list-item>
                    <text:p text:style-name="a458" text:class-names="" text:cond-style-name=""><text:span text:style-name="a457" text:class-names="">Day 2: 1,2,3,5,8,9,10,13, 14, 15,18</text:span></text:p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0" text:class-names="">Day 3: 1, 4, 12</text:span><text:span text:style-name="a46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73" draw:style-name="a469" draw:name="Text Placeholder 13" svg:x="8.82967in" svg:y="1.18913in" svg:width="3.565in" svg:height="0.69965in">
          <draw:text-box>
            <text:p text:style-name="a467" text:class-names="" text:cond-style-name=""><text:span text:style-name="a465" text:class-names="">Day 3– Project Management<text:s text:c="1"/></text:span><text:span text:style-name="a466" text:class-names=""/></text:p>
          </draw:text-box>
          <svg:title/>
          <svg:desc/>
        </draw:frame>
        <draw:frame draw:id="id74" draw:style-name="a531" draw:name="Content Placeholder 14" svg:x="8.80525in" svg:y="2.07008in" svg:width="3.565in" svg:height="4.58896in">
          <draw:text-box>
            <text:list text:style-name="a472">
              <text:list-item>
                <text:p text:style-name="a471" text:class-names="" text:cond-style-name=""><text:span text:style-name="a470" text:class-names="">Recap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Implementation &amp; migration elements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Extra dimension</text:span></text:p>
              </text:list-item>
            </text:list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>Collaboration<text:s text:c="1"/></text:span></text:p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p text:style-name="a483" text:class-names="" text:cond-style-name=""><text:span text:style-name="a482" text:class-names="">and interaction</text:span></text:p>
                  </text:list-item>
                </text:list>
              </text:list-item>
            </text:list>
            <text:list text:style-name="a488">
              <text:list-item>
                <text:p text:style-name="a487" text:class-names="" text:cond-style-name=""><text:span text:style-name="a485" text:class-names="">Language customization</text:span><text:span text:style-name="a486" text:class-names=""/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Viewpoints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>=======================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BiZZdesign Enterprise Studio</text:span></text:p>
              </text:list-item>
            </text:list>
            <text:list text:style-name="a503">
              <text:list-item>
                <text:list text:style-name="a503">
                  <text:list-item>
                    <text:p text:style-name="a502" text:class-names="" text:cond-style-name=""><text:span text:style-name="a501" text:class-names="">Day 1: 7</text:span></text:p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Day 2: 4, 14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Ad hoc topics/Queries</text:span></text:p>
                  </text:list-item>
                </text:list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BiZZdesign HoriZZon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  <draw:frame draw:id="id75" draw:style-name="a535" draw:name="TextBox 9" svg:x="1.01497in" svg:y="6.95139in" svg:width="11.04968in" svg:height="0.40391in">
          <draw:text-box>
            <text:p text:style-name="a534" text:class-names="" text:cond-style-name=""><text:span text:style-name="a532" text:class-names="">Interaction via Customer Specific examples<text:s text:c="1"/></text:span><text:span text:style-name="a533" text:class-names=""/></text:p>
          </draw:text-box>
          <svg:title/>
          <svg:desc/>
        </draw:frame>
      </draw:page>
      <draw:page draw:name="Slide8" draw:style-name="a536" draw:master-page-name="Master1-Layout2-obj-Title-and-Content" presentation:presentation-page-layout-name="Master1-PPL2" draw:id="Slide-263">
        <draw:frame draw:id="id76" presentation:style-name="a540" draw:name="Title 6" svg:x="0.91667in" svg:y="0.39931in" svg:width="11.5in" svg:height="1.44965in" presentation:class="title" presentation:placeholder="false">
          <draw:text-box>
            <text:p text:style-name="a539" text:class-names="" text:cond-style-name=""><text:span text:style-name="a537" text:class-names="">Example Information</text:span><text:span text:style-name="a538" text:class-names=""/></text:p>
          </draw:text-box>
          <svg:title/>
          <svg:desc/>
        </draw:frame>
        <draw:frame draw:id="id77" presentation:style-name="a579" draw:name="Content Placeholder 7" svg:x="0.91667in" svg:y="1.99653in" svg:width="11.5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1" text:class-names="">Website in English from the<text:s text:c="1"/></text:span><text:span text:style-name="a542" text:class-names="">ministery</text:span><text:span text:style-name="a543" text:class-names=""><text:s text:c="1"/>of culture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example of projects they are running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example of (business) services they are providing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example of Principles that the ministry is using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Do they have a capability map ?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What channels are used to communicate with the citizens</text:span></text:p>
              </text:list-item>
            </text:list>
            <text:list text:style-name="a565">
              <text:list-item>
                <text:p text:style-name="a564" text:class-names="" text:cond-style-name=""><text:span text:style-name="a561" text:class-names="">What are important applications and what do the applications do (only some<text:s text:c="1"/></text:span><text:span text:style-name="a562" text:class-names="">exemples</text:span><text:span text:style-name="a563" text:class-names="">)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Do they use APIs ?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What datacenters are used ?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Are there important network topologies</text:span></text:p>
              </text:list-item>
            </text:list>
            <text:list text:style-name="a578">
              <text:list-item>
                <text:p text:style-name="a577" text:class-names="" text:cond-style-name=""><text:span text:style-name="a575" text:class-names=""><text:line-break/></text:span><text:span text:style-name="a57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468" draw:style="linear" draw:angle="0" draw:start-color="#f7bda4" draw:end-color="#f5b195" draw:start-intensity="100%" draw:end-intensity="100%"/>
    <draw:gradient draw:name="a372" draw:style="linear" draw:angle="0" draw:start-color="#f7bda4" draw:end-color="#f5b195" draw:start-intensity="100%" draw:end-intensity="100%"/>
    <draw:gradient draw:name="a423" draw:style="linear" draw:angle="0" draw:start-color="#f7bda4" draw:end-color="#f5b195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8/11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8/11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8/11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8/11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8/11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8/11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8/11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8/11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8/11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8/11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8/11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8/11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Overview: ArchiMate® 3.1 + BiZZdesign</dc:title>
    <meta:initial-creator>Patrick Derde</meta:initial-creator>
    <dc:creator>Patrick Derde</dc:creator>
    <meta:creation-date>2021-10-27T20:35:48Z</meta:creation-date>
    <dc:date>2021-11-18T16:33:19Z</dc:date>
    <meta:editing-cycles>3</meta:editing-cycles>
    <meta:editing-duration>PT0S</meta:editing-duration>
    <meta:document-statistic meta:paragraph-count="62" meta:word-count="217"/>
  </office:meta>
</office:document-meta>
</file>